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Lucida Grande', sans-serif"/>
    <style:font-face style:name="courier" svg:font-family="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048cm" table:align="left"/>
    </style:style>
    <style:style style:name="Tabella1.A" style:family="table-column">
      <style:table-column-properties style:column-width="5.355cm"/>
    </style:style>
    <style:style style:name="Tabella1.B" style:family="table-column">
      <style:table-column-properties style:column-width="9.693cm"/>
    </style:style>
    <style:style style:name="Tabella1.A1" style:family="table-cell">
      <style:table-cell-properties style:vertical-align="middle" fo:padding="0.049cm" fo:border="1pt solid #adb9cc"/>
    </style:style>
    <style:style style:name="Tabella2" style:family="table">
      <style:table-properties style:width="11.596cm" table:align="left"/>
    </style:style>
    <style:style style:name="Tabella2.A" style:family="table-column">
      <style:table-column-properties style:column-width="3.47cm"/>
    </style:style>
    <style:style style:name="Tabella2.B" style:family="table-column">
      <style:table-column-properties style:column-width="8.126cm"/>
    </style:style>
    <style:style style:name="Tabella2.A1" style:family="table-cell">
      <style:table-cell-properties style:vertical-align="middle" fo:padding="0.049cm" fo:border="1pt solid #adb9cc"/>
    </style:style>
    <style:style style:name="Tabella3" style:family="table">
      <style:table-properties style:width="17cm" table:align="left"/>
    </style:style>
    <style:style style:name="Tabella3.A" style:family="table-column">
      <style:table-column-properties style:column-width="2.252cm"/>
    </style:style>
    <style:style style:name="Tabella3.B" style:family="table-column">
      <style:table-column-properties style:column-width="14.748cm"/>
    </style:style>
    <style:style style:name="Tabella3.A1" style:family="table-cell">
      <style:table-cell-properties style:vertical-align="middle" fo:padding="0.049cm" fo:border="1pt solid #adb9cc"/>
    </style:style>
    <style:style style:name="Tabella4" style:family="table">
      <style:table-properties style:width="17cm" table:align="left"/>
    </style:style>
    <style:style style:name="Tabella4.A" style:family="table-column">
      <style:table-column-properties style:column-width="4.475cm"/>
    </style:style>
    <style:style style:name="Tabella4.B" style:family="table-column">
      <style:table-column-properties style:column-width="12.525cm"/>
    </style:style>
    <style:style style:name="Tabella4.A1" style:family="table-cell">
      <style:table-cell-properties style:vertical-align="middle" fo:padding="0.049cm" fo:border="1pt solid #adb9cc"/>
    </style:style>
    <style:style style:name="P1" style:family="paragraph" style:parent-style-name="Text_20_body">
      <style:paragraph-properties>
        <style:tab-stops>
          <style:tab-stop style:position="1.984cm"/>
        </style:tab-stops>
      </style:paragraph-properties>
      <style:text-properties fo:font-variant="normal" fo:text-transform="none" fo:color="#000000" style:font-name="Arial" fo:font-size="12pt" fo:letter-spacing="normal" fo:font-style="normal" fo:font-weight="normal" officeooo:rsid="001d0f09" officeooo:paragraph-rsid="001e693f"/>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Preformatted_20_Text">
      <style:text-properties fo:font-variant="normal" fo:text-transform="none" fo:color="#000000" style:font-name="courier" fo:font-size="12pt" fo:letter-spacing="normal" fo:font-style="normal" fo:font-weight="normal" officeooo:rsid="00184aba" officeooo:paragraph-rsid="00184aba"/>
    </style:style>
    <style:style style:name="P4" style:family="paragraph" style:parent-style-name="Preformatted_20_Text">
      <style:text-properties fo:font-variant="normal" fo:text-transform="none" fo:color="#000000" style:font-name="courier" fo:font-size="12pt" fo:letter-spacing="normal" fo:font-style="normal" fo:font-weight="normal" officeooo:rsid="001e693f" officeooo:paragraph-rsid="001e693f"/>
    </style:style>
    <style:style style:name="P5" style:family="paragraph" style:parent-style-name="Preformatted_20_Text">
      <style:text-properties fo:font-variant="normal" fo:text-transform="none" fo:color="#000000" style:font-name="Arial" fo:font-size="12pt" fo:letter-spacing="normal" fo:font-style="normal" fo:font-weight="normal" officeooo:rsid="001f821f" officeooo:paragraph-rsid="001f821f"/>
    </style:style>
    <style:style style:name="P6" style:family="paragraph" style:parent-style-name="Preformatted_20_Text">
      <style:text-properties fo:font-variant="normal" fo:text-transform="none" fo:color="#000000" style:font-name="Arial" fo:font-size="12pt" fo:letter-spacing="normal" fo:font-style="normal" fo:font-weight="normal" officeooo:rsid="001e693f" officeooo:paragraph-rsid="001e693f"/>
    </style:style>
    <style:style style:name="P7" style:family="paragraph" style:parent-style-name="Preformatted_20_Text">
      <style:text-properties officeooo:rsid="00184aba" officeooo:paragraph-rsid="00184aba"/>
    </style:style>
    <style:style style:name="P8" style:family="paragraph" style:parent-style-name="Preformatted_20_Text">
      <style:text-properties officeooo:rsid="0018ec66" officeooo:paragraph-rsid="0018ec66"/>
    </style:style>
    <style:style style:name="P9" style:family="paragraph" style:parent-style-name="Preformatted_20_Text">
      <style:text-properties officeooo:rsid="0019d402" officeooo:paragraph-rsid="0019d402"/>
    </style:style>
    <style:style style:name="P10" style:family="paragraph" style:parent-style-name="Preformatted_20_Text">
      <style:text-properties officeooo:rsid="001bac6c" officeooo:paragraph-rsid="001bac6c"/>
    </style:style>
    <style:style style:name="P11" style:family="paragraph" style:parent-style-name="Preformatted_20_Text">
      <style:text-properties officeooo:rsid="001bac6c" officeooo:paragraph-rsid="001f821f"/>
    </style:style>
    <style:style style:name="P12" style:family="paragraph" style:parent-style-name="Preformatted_20_Text">
      <style:text-properties officeooo:paragraph-rsid="001bac6c"/>
    </style:style>
    <style:style style:name="P13" style:family="paragraph" style:parent-style-name="Preformatted_20_Text">
      <style:text-properties officeooo:rsid="001d0f09" officeooo:paragraph-rsid="001e693f"/>
    </style:style>
    <style:style style:name="P14" style:family="paragraph" style:parent-style-name="Preformatted_20_Text">
      <style:text-properties officeooo:rsid="001d0f09" officeooo:paragraph-rsid="001f821f"/>
    </style:style>
    <style:style style:name="P15" style:family="paragraph" style:parent-style-name="Preformatted_20_Text">
      <style:text-properties officeooo:rsid="001e693f" officeooo:paragraph-rsid="001e693f"/>
    </style:style>
    <style:style style:name="P16" style:family="paragraph" style:parent-style-name="Preformatted_20_Text">
      <style:text-properties officeooo:rsid="001e693f" officeooo:paragraph-rsid="001f821f"/>
    </style:style>
    <style:style style:name="P17" style:family="paragraph" style:parent-style-name="Preformatted_20_Text">
      <style:text-properties officeooo:rsid="001f821f" officeooo:paragraph-rsid="001f821f"/>
    </style:style>
    <style:style style:name="P18" style:family="paragraph" style:parent-style-name="Preformatted_20_Text">
      <style:paragraph-properties fo:margin-left="0cm" fo:margin-right="0cm" fo:orphans="2" fo:widows="2" fo:text-indent="0cm" style:auto-text-indent="false" fo:padding="0.176cm" fo:border="0.99pt solid #aebdcc"/>
      <style:text-properties fo:font-variant="normal" fo:text-transform="none" fo:color="#000000" style:font-name="courier" fo:font-size="12pt" fo:letter-spacing="normal" fo:font-style="normal" fo:font-weight="normal"/>
    </style:style>
    <style:style style:name="P19" style:family="paragraph" style:parent-style-name="Preformatted_20_Text">
      <style:paragraph-properties fo:margin-top="0cm" fo:margin-bottom="0.499cm" loext:contextual-spacing="false" fo:orphans="2" fo:widows="2" fo:padding="0.176cm" fo:border="0.99pt solid #aebdcc"/>
      <style:text-properties fo:font-variant="normal" fo:text-transform="none" fo:color="#000000" style:font-name="courier" fo:font-size="12pt" fo:letter-spacing="normal" fo:font-style="normal" fo:font-weight="normal"/>
    </style:style>
    <style:style style:name="P20" style:family="paragraph" style:parent-style-name="Preformatted_20_Text">
      <style:paragraph-properties fo:margin-top="0cm" fo:margin-bottom="0.499cm" loext:contextual-spacing="false" fo:orphans="2" fo:widows="2" fo:padding="0.176cm" fo:border="0.99pt solid #aebdcc"/>
    </style:style>
    <style:style style:name="P21" style:family="paragraph" style:parent-style-name="Preformatted_20_Text">
      <style:paragraph-properties fo:orphans="2" fo:widows="2" fo:padding="0.176cm" fo:border="0.99pt solid #aebdcc"/>
      <style:text-properties fo:font-variant="normal" fo:text-transform="none" fo:color="#000000" style:font-name="courier" fo:font-size="12pt" fo:letter-spacing="normal" fo:font-style="normal" fo:font-weight="normal"/>
    </style:style>
    <style:style style:name="P22" style:family="paragraph" style:parent-style-name="Preformatted_20_Text">
      <style:paragraph-properties fo:orphans="2" fo:widows="2" fo:padding="0.176cm" fo:border="0.99pt solid #aebdcc"/>
      <style:text-properties fo:font-variant="normal" fo:text-transform="none" fo:color="#000000" fo:letter-spacing="normal"/>
    </style:style>
    <style:style style:name="P23" style:family="paragraph" style:parent-style-name="Heading_20_2">
      <style:paragraph-properties fo:margin-left="0cm" fo:margin-right="0cm" fo:orphans="2" fo:widows="2" fo:text-indent="0cm" style:auto-text-indent="false"/>
      <style:text-properties fo:font-size="2pt" style:font-size-asian="2pt" style:font-size-complex="2pt"/>
    </style:style>
    <style:style style:name="P24" style:family="paragraph" style:parent-style-name="Table_20_Contents">
      <style:paragraph-properties fo:margin-left="0cm" fo:margin-right="0cm" fo:margin-top="0cm" fo:margin-bottom="0cm" loext:contextual-spacing="false" fo:text-indent="0cm" style:auto-text-indent="false" fo:padding="0cm" fo:border="none"/>
    </style:style>
    <style:style style:name="T1" style:family="text">
      <style:text-properties officeooo:rsid="00184aba"/>
    </style:style>
    <style:style style:name="T2" style:family="text">
      <style:text-properties officeooo:rsid="0019d402"/>
    </style:style>
    <style:style style:name="T3" style:family="text">
      <style:text-properties officeooo:rsid="001bac6c"/>
    </style:style>
    <style:style style:name="T4" style:family="text">
      <style:text-properties fo:font-variant="normal" fo:text-transform="none" fo:color="#000000" style:font-name="courier" fo:font-size="12pt" fo:letter-spacing="normal" fo:font-style="normal" fo:font-weight="normal"/>
    </style:style>
    <style:style style:name="T5" style:family="text">
      <style:text-properties fo:font-variant="normal" fo:text-transform="none" fo:color="#000000" style:font-name="Arial" fo:font-size="12pt" fo:letter-spacing="normal" fo:font-style="normal" fo:font-weight="normal"/>
    </style:style>
    <style:style style:name="T6" style:family="text">
      <style:text-properties fo:font-variant="normal" fo:text-transform="none" fo:color="#000000" fo:letter-spacing="normal"/>
    </style:style>
    <style:style style:name="T7" style:family="text">
      <style:text-properties style:font-name="courier"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RST STEPS INTO FREESURFER</text:p>
      <text:p text:style-name="P7"/>
      <text:p text:style-name="P7">Download Freesurf for linux and unpack it:</text:p>
      <text:p text:style-name="P3">tar -C /usr/local -xzvf freesurfer-Linux-centos6_x86_64-stable-pub-v6.0.0.tar.gz</text:p>
      <text:p text:style-name="P7"/>
      <text:p text:style-name="P7">Then set the environmental variables</text:p>
      <text:p text:style-name="Preformatted_20_Text"/>
      <text:p text:style-name="P18"><text:span text:style-name="T1">## </text:span>bash</text:p>
      <text:p text:style-name="P21">$&gt; export FREESURFER_HOME=/usr/local/freesurfer</text:p>
      <text:p text:style-name="P19">$&gt; source $FREESURFER_HOME/SetUpFreeSurfer.sh</text:p>
      <text:p text:style-name="P7">In particular, collect the study MRI/fMRI images in a folder where you have access and sufficient memory space and then re-set the SUBJECTS_DIR environemnt variable</text:p>
      <text:p text:style-name="P7"/>
      <text:p text:style-name="P7">export <text:s/>SUBJECTS_DIR = #pathtothefolder#</text:p>
      <text:p text:style-name="P7"/>
      <text:p text:style-name="P8">Here are collected directories for each reconstructed subject. </text:p>
      <text:p text:style-name="P8"/>
      <text:p text:style-name="P8">Reconstruction is the very first step of neuroimaging processing which provides the resulting volumes (white matter, skull, brainmask, segmentation,...) and surfaces (white matter surface, pial, sphere).</text:p>
      <text:p text:style-name="P8"/>
      <text:p text:style-name="P8">recon_all -i inputMRI.nii -s subj -all</text:p>
      <text:p text:style-name="P8"/>
      <text:p text:style-name="P8">– inputMRI.nii is the input image in .mgz .nii or .dcm format (if you have another format you can try to use mri_convert )</text:p>
      <text:p text:style-name="P8">– subj is the (unique) name of the final directory of reconstruction</text:p>
      <text:p text:style-name="P8">- all is a flag to <text:span text:style-name="T2">perform</text:span> <text:span text:style-name="T2">all the reconstructions (statistics included). Otherwise, the analysis to perform can be specified.</text:span></text:p>
      <text:p text:style-name="P8"/>
      <text:p text:style-name="P9">The reconstruction step is quite expansive: for a complete analysis it needs 10-20 hours. </text:p>
      <text:p text:style-name="P9">If the run is interrupted you can continue the reconstruction from that moment on by repeating the subject subj without presenting the input:</text:p>
      <text:p text:style-name="P9"/>
      <text:p text:style-name="P9">recon_all -s subj -all</text:p>
      <text:p text:style-name="P10"/>
      <text:p text:style-name="P10">The output folder will include more subfolders. Mri will contain the brain volumes. Surf the surfaces and the data meshes (e.g. cortical thickness). lh. and rh. stay for left and right hemisphere.</text:p>
      <text:p text:style-name="P10"/>
      <text:p text:style-name="P10">To visualize in 3D the brain you can use:</text:p>
      <text:p text:style-name="P10"/>
      <text:p text:style-name="P10">freeview -v subj/mri/#volume1# .. <text:s/>-f subj/surf/#surface1# ..</text:p>
      <text:p text:style-name="P10"/>
      <text:p text:style-name="P10">To see the data over the brain:</text:p>
      <text:p text:style-name="P10"/>
      <text:p text:style-name="P12"><text:span text:style-name="T3">freeview -f subj/surf/lh.pial:overlay=lh.thickness:overlay_threshold=0.1,3::name=pial_thickness:visible=0</text:span></text:p>
      <text:p text:style-name="P10"/>
      <text:p text:style-name="P11"/>
      <text:p text:style-name="P14">The thresholds limit are important for the coloring map. [0.1, 3] mm is a good interval since it colors in red the regions too thin where the cortical layer is degenerated.</text:p>
      <text:p text:style-name="P16"/>
      <text:p text:style-name="P15"/>
      <text:p text:style-name="P15"/>
      <text:p text:style-name="P15"/>
      <text:p text:style-name="P15"><text:soft-page-break/></text:p>
      <text:p text:style-name="P15"/>
      <text:p text:style-name="P15"/>
      <text:p text:style-name="P15">e.g.</text:p>
      <text:p text:style-name="P4">freeview -f <text:s/>good_output/surf/lh.pial:annot=aparc.annot:name=pial_aparc:visible=0 \</text:p>
      <text:p text:style-name="P21">good_output/surf/lh.inflated:overlay=lh.thickness:overlay_threshold=0.1,3::name=inflated_thickness:visible=0 \</text:p>
      <text:p text:style-name="P21">good_output/surf/lh.inflated:visible=0 \</text:p>
      <text:p text:style-name="P21">good_output/surf/lh.white:visible=0 \</text:p>
      <text:p text:style-name="P21">good_output/surf/lh.pial \</text:p>
      <text:p text:style-name="P19">--viewport 3d</text:p>
      <text:p text:style-name="P17"/>
      <text:p text:style-name="P17">SINGLE COMMANDS:</text:p>
      <text:p text:style-name="P17"/>
      <text:p text:style-name="P5">mri_robust_template - construct an unbiased robust template for n longitudinal volumes</text:p>
      <text:p text:style-name="P15"/>
      <text:p text:style-name="P15"><text:span text:style-name="T4">mri_robust_template --mov &lt;tp1.mgz&gt; &lt;tp2.mgz&gt; ... --template &lt;template.mgz&gt; --satit [options]</text:span></text:p>
      <text:p text:style-name="P15"/>
      <table:table table:name="Tabella1" table:style-name="Tabella1">
        <table:table-column table:style-name="Tabella1.A"/>
        <table:table-column table:style-name="Tabella1.B"/>
        <table:table-row>
          <table:table-cell table:style-name="Tabella1.A1" office:value-type="string">
            <text:p text:style-name="P24">-- lta &lt;tp1.lta&gt; &lt;tp2.lta&gt; ...</text:p>
          </table:table-cell>
          <table:table-cell table:style-name="Tabella1.A1" office:value-type="string">
            <text:p text:style-name="P24">output xforms to template (for each input)</text:p>
          </table:table-cell>
        </table:table-row>
        <table:table-row>
          <table:table-cell table:style-name="Tabella1.A1" office:value-type="string">
            <text:p text:style-name="P24"><text:bookmark text:name="line-55"/>-- mapmov &lt;aligned1.mgz&gt; ...</text:p>
          </table:table-cell>
          <table:table-cell table:style-name="Tabella1.A1" office:value-type="string">
            <text:p text:style-name="P24">output images: map and resample each input to template</text:p>
          </table:table-cell>
        </table:table-row>
        <table:table-row>
          <table:table-cell table:style-name="Tabella1.A1" office:value-type="string">
            <text:p text:style-name="P24"><text:bookmark text:name="line-56"/>-- weights &lt;weights1.mgz&gt; ...</text:p>
          </table:table-cell>
          <table:table-cell table:style-name="Tabella1.A1" office:value-type="string">
            <text:p text:style-name="P24">output weights (outliers) in target space</text:p>
          </table:table-cell>
        </table:table-row>
        <table:table-row>
          <table:table-cell table:style-name="Tabella1.A1" office:value-type="string">
            <text:p text:style-name="P24"><text:bookmark text:name="line-57"/>-- average &lt;#&gt;</text:p>
          </table:table-cell>
          <table:table-cell table:style-name="Tabella1.A1" office:value-type="string">
            <text:p text:style-name="P24">construct template from: 0 Mean, 1 Median (default)</text:p>
          </table:table-cell>
        </table:table-row>
        <table:table-row>
          <table:table-cell table:style-name="Tabella1.A1" office:value-type="string">
            <text:p text:style-name="P24"><text:bookmark text:name="line-58"/>-- inittp &lt;#&gt;</text:p>
          </table:table-cell>
          <table:table-cell table:style-name="Tabella1.A1" office:value-type="string">
            <text:p text:style-name="P24">use TP# for spacial init (default random), 0: no init</text:p>
          </table:table-cell>
        </table:table-row>
        <table:table-row>
          <table:table-cell table:style-name="Tabella1.A1" office:value-type="string">
            <text:p text:style-name="P24"><text:bookmark text:name="line-591"/>-- fixtp</text:p>
          </table:table-cell>
          <table:table-cell table:style-name="Tabella1.A1" office:value-type="string">
            <text:p text:style-name="P24">map everthing to init TP# (init TP is not resampled)</text:p>
          </table:table-cell>
        </table:table-row>
        <table:table-row>
          <table:table-cell table:style-name="Tabella1.A1" office:value-type="string">
            <text:p text:style-name="P24"><text:bookmark text:name="line-601"/>-- iscale</text:p>
          </table:table-cell>
          <table:table-cell table:style-name="Tabella1.A1" office:value-type="string">
            <text:p text:style-name="P24">allow also intensity scaling (default off)</text:p>
          </table:table-cell>
        </table:table-row>
      </table:table>
      <text:p text:style-name="P15"/>
      <text:p text:style-name="P15"/>
      <text:p text:style-name="P6">mri_robust_register - computes symmetric robust registration of two volumes (within modality)</text:p>
      <text:p text:style-name="P15"/>
      <text:p text:style-name="P4">mri_robust_register --mov &lt;mov.mgz&gt; --dst &lt;dst.mgz&gt; --lta &lt;m2d.lta&gt; [options]</text:p>
      <text:p text:style-name="P13"/>
      <table:table table:name="Tabella2" table:style-name="Tabella2">
        <table:table-column table:style-name="Tabella2.A"/>
        <table:table-column table:style-name="Tabella2.B"/>
        <table:table-row>
          <table:table-cell table:style-name="Tabella2.A1" office:value-type="string">
            <text:p text:style-name="P24">-- mov &lt;mov.mgz&gt;</text:p>
          </table:table-cell>
          <table:table-cell table:style-name="Tabella2.A1" office:value-type="string">
            <text:p text:style-name="P24">input movable volume to be aligned to target</text:p>
          </table:table-cell>
        </table:table-row>
        <table:table-row>
          <table:table-cell table:style-name="Tabella2.A1" office:value-type="string">
            <text:p text:style-name="P24"><text:bookmark text:name="line-561"/>-- dst &lt;dst.mgz&gt;</text:p>
          </table:table-cell>
          <table:table-cell table:style-name="Tabella2.A1" office:value-type="string">
            <text:p text:style-name="P24">input target volume</text:p>
          </table:table-cell>
        </table:table-row>
        <table:table-row>
          <table:table-cell table:style-name="Tabella2.A1" office:value-type="string">
            <text:p text:style-name="P24"><text:bookmark text:name="line-571"/>-- lta &lt;reg.lta&gt;</text:p>
          </table:table-cell>
          <table:table-cell table:style-name="Tabella2.A1" office:value-type="string">
            <text:p text:style-name="P24">output registration (transform from mov to dst)</text:p>
          </table:table-cell>
        </table:table-row>
      </table:table>
      <text:p text:style-name="P2"><text:bookmark text:name="line-581"/><text:bookmark text:name="line-592"/><text:span text:style-name="T5">One of the following is </text:span><text:span text:style-name="Strong_20_Emphasis"><text:span text:style-name="T5">required</text:span></text:span><text:span text:style-name="T5"> for robust registration:</text:span><text:bookmark text:name="line-602"/><text:bookmark text:name="line-611"/></text:p>
      <table:table table:name="Tabella3" table:style-name="Tabella3">
        <table:table-column table:style-name="Tabella3.A"/>
        <table:table-column table:style-name="Tabella3.B"/>
        <table:table-row>
          <table:table-cell table:style-name="Tabella3.A1" office:value-type="string">
            <text:p text:style-name="P24">-- sat &lt;real&gt;</text:p>
          </table:table-cell>
          <table:table-cell table:style-name="Tabella3.A1" office:value-type="string">
            <text:p text:style-name="P24">set outlier sensitivity manually (e.g. - - sat 4.685 ). Higher values mean less sensitivity.</text:p>
          </table:table-cell>
        </table:table-row>
        <table:table-row>
          <table:table-cell table:style-name="Tabella3.A1" office:value-type="string">
            <text:p text:style-name="P24"><text:bookmark text:name="line-621"/>-- satit</text:p>
          </table:table-cell>
          <table:table-cell table:style-name="Tabella3.A1" office:value-type="string">
            <text:p text:style-name="P24">auto-detect good sensitivity (recommended for head or full brain scans)</text:p>
          </table:table-cell>
        </table:table-row>
      </table:table>
      <text:h text:style-name="P23" text:outline-level="2"><text:bookmark text:name="line-651"/></text:h>
      <table:table table:name="Tabella4" table:style-name="Tabella4">
        <table:table-column table:style-name="Tabella4.A"/>
        <table:table-column table:style-name="Tabella4.B"/>
        <table:table-row>
          <table:table-cell table:style-name="Tabella4.A1" office:value-type="string">
            <text:p text:style-name="P24">-- mapmov &lt;aligned.mgz&gt;</text:p>
          </table:table-cell>
          <table:table-cell table:style-name="Tabella4.A1" office:value-type="string">
            <text:p text:style-name="P24">output image: movable mapped and resampled at destination (cubic-bspline-interpolation)</text:p>
          </table:table-cell>
        </table:table-row>
        <table:table-row>
          <table:table-cell table:style-name="Tabella4.A1" office:value-type="string">
            <text:p text:style-name="P24"><text:bookmark text:name="line-661"/>-- mapmovhdr <text:soft-page-break/>&lt;aligned.mgz&gt;</text:p>
          </table:table-cell>
          <table:table-cell table:style-name="Tabella4.A1" office:value-type="string">
            <text:p text:style-name="P24">output image: movable aligned to destination (no resampling, only <text:soft-page-break/>adjusting header vox2ras)</text:p>
          </table:table-cell>
        </table:table-row>
        <table:table-row>
          <table:table-cell table:style-name="Tabella4.A1" office:value-type="string">
            <text:p text:style-name="P24"><text:bookmark text:name="line-671"/>-- weights &lt;weights.mgz&gt;</text:p>
          </table:table-cell>
          <table:table-cell table:style-name="Tabella4.A1" office:value-type="string">
            <text:p text:style-name="P24">output weights (outliers) in destination space</text:p>
          </table:table-cell>
        </table:table-row>
        <table:table-row>
          <table:table-cell table:style-name="Tabella4.A1" office:value-type="string">
            <text:p text:style-name="P24"><text:bookmark text:name="line-681"/>-- iscale</text:p>
          </table:table-cell>
          <table:table-cell table:style-name="Tabella4.A1" office:value-type="string">
            <text:p text:style-name="P24">estimate intensity scale factor (default no). Highly recommended for unnormalized images!</text:p>
          </table:table-cell>
        </table:table-row>
      </table:table>
      <text:p text:style-name="P13"/>
      <text:p text:style-name="P13"/>
      <text:p text:style-name="P13"/>
      <text:p text:style-name="P13"/>
      <text:p text:style-name="P1">Map your subject thickness data to the fsaverage subject. Do this for all your subjects.<text:bookmark text:name="line-59"/><text:bookmark text:name="line-60"/><text:bookmark text:name="line-61"/><text:bookmark text:name="line-62"/><text:bookmark text:name="line-63"/><text:bookmark text:name="line-64"/><text:bookmark text:name="line-65"/><text:bookmark text:name="line-66"/><text:bookmark text:name="line-67"/><text:bookmark text:name="line-68"/></text:p>
      <text:p text:style-name="P18">cd $SUBJECTS_DIR/subjid/surf</text:p>
      <text:p text:style-name="P21">mri_surf2surf \</text:p>
      <text:p text:style-name="P22"><text:s text:c="2"/><text:span text:style-name="T7">--s subjid \</text:span></text:p>
      <text:p text:style-name="P22"><text:s text:c="2"/><text:span text:style-name="T7">--trgsubject fsaverage \</text:span></text:p>
      <text:p text:style-name="P22"><text:s text:c="2"/><text:span text:style-name="T7">--hemi lh \</text:span></text:p>
      <text:p text:style-name="P22"><text:s text:c="2"/><text:span text:style-name="T7">--sval lh.thickness \</text:span></text:p>
      <text:p text:style-name="P22"><text:s text:c="2"/><text:span text:style-name="T7">--tval lh.thickness.fsaverage.mgh \</text:span></text:p>
      <text:p text:style-name="P20"><text:span text:style-name="T6"><text:s text:c="2"/></text:span><text:span text:style-name="T4">--resha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Lucida Grande', sans-serif"/>
    <style:font-face style:name="courier" svg:font-family="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8T19:17:05.460527817</dc:date>
    <meta:editing-duration>PT24M29S</meta:editing-duration>
    <meta:editing-cycles>4</meta:editing-cycles>
    <meta:generator>LibreOffice/5.1.4.2$Linux_X86_64 LibreOffice_project/10m0$Build-2</meta:generator>
    <meta:document-statistic meta:table-count="4" meta:image-count="0" meta:object-count="0" meta:page-count="3" meta:paragraph-count="78" meta:word-count="580" meta:character-count="4160" meta:non-whitespace-character-count="3652"/>
  </office:meta>
</office:document-meta>
</file>